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b85d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11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2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3" style:family="paragraph" style:parent-style-name="Table_20_Contents">
      <style:text-properties fo:language="cs" fo:country="CZ" officeooo:paragraph-rsid="0006b85d" style:language-complex="ar" style:country-complex="SA"/>
    </style:style>
    <style:style style:name="P14" style:family="paragraph" style:parent-style-name="Table_20_Contents">
      <style:text-properties fo:language="cs" fo:country="CZ" officeooo:rsid="000953c9" officeooo:paragraph-rsid="000953c9" style:language-complex="ar" style:country-complex="SA"/>
    </style:style>
    <style:style style:name="P15" style:family="paragraph" style:parent-style-name="Table_20_Contents">
      <style:text-properties fo:font-size="11pt" fo:language="cs" fo:country="CZ" style:font-size-asian="11pt" style:font-size-complex="11pt" style:language-complex="ar" style:country-complex="SA"/>
    </style:style>
    <style:style style:name="P16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8" style:family="paragraph" style:parent-style-name="Table_20_Contents">
      <style:text-properties fo:language="cs" fo:country="CZ" officeooo:rsid="000b938a" officeooo:paragraph-rsid="000b938a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6b85d"/>
    </style:style>
    <style:style style:name="T9" style:family="text">
      <style:text-properties fo:language="en" fo:country="US" officeooo:rsid="000953c9"/>
    </style:style>
    <style:style style:name="T10" style:family="text">
      <style:text-properties fo:color="#000000" fo:font-size="13pt" style:font-size-asian="13pt" style:font-size-complex="13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953c9"/>
    </style:style>
    <style:style style:name="T14" style:family="text">
      <style:text-properties officeooo:rsid="000953c9" fo:background-color="#ffffff" loext:char-shading-value="0"/>
    </style:style>
    <style:style style:name="T15" style:family="text">
      <style:text-properties officeooo:rsid="000b3262"/>
    </style:style>
    <style:style style:name="T16" style:family="text">
      <style:text-properties officeooo:rsid="000b938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p. zn. <text:span text:style-name="T3">RP #3907</text:span></text:p>
      <text:p text:style-name="P16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16">Republikové předsednictvo</text:span></text:p>
            <text:p text:style-name="P9">zastoupena: <text:span text:style-name="T6">Mgr. et Mgr. Jakubem Michálkem</text:span>, <text:span text:style-name="T16">místopředsedou</text:span></text:p>
            <text:p text:style-name="P9">e-mail: <text:span text:style-name="T6">jakub.michalek</text:span><text:span text:style-name="T8">@pirati.cz</text:span></text:p>
            <text:p text:style-name="P8">kontakt: <text:span text:style-name="T13">Jakub Michalek, </text:span>e-mail: <text:span text:style-name="T9">jakub.michalek@pirati.cz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13">Ondřej Profant</text:span></text:p>
            <text:p text:style-name="P10"><text:span text:style-name="T11">■</text:span><text:bookmark-start text:name="__DdeLink__1978_1106510073"/><text:span text:style-name="T11"> </text:span><text:bookmark-end text:name="__DdeLink__1978_1106510073"/>není podnikatel, ročník: <text:span text:style-name="T16">1988 <text:s/></text:span>město bydliště: <text:span text:style-name="T16">Praha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Zadané úkoly</text:span>:</text:p>
          </table:table-cell>
          <table:table-cell table:style-name="Tabulka1.A1" office:value-type="string">
            <text:p text:style-name="P14">Vedoucí technického odboru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2">Odhad: <text:span text:style-name="T9">24</text:span> h (slovy: <text:span text:style-name="T15">dvacet čtyři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5"><text:span text:style-name="T10">■</text:span><text:span text:style-name="T8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8"><text:span text:style-name="T9">1</text:span><text:span text:style-name="T7">500 Kč + 100Kč/hod.</text:span></text:p>
            <text:p text:style-name="P7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3"><text:span text:style-name="T10">■</text:span> do <text:span text:style-name="T13">30.5.2018</text:span><text:tab/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…........................... dne …............................</text:p>
      <text:p text:style-name="P5">Za zadavatele: <text:s/><text:tab/><text:tab/><text:tab/>Za dodavatele: </text:p>
      <text:p text:style-name="P5"><text:span text:style-name="T6">Mgr. et Mgr. Jakub Michálek<text:tab/><text:tab/>Ondřej Profant</text:span></text:p>
      <text:p text:style-name="P6">3. místopředseda strany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7</meta:editing-cycles>
    <meta:print-date>2016-06-14T18:51:00</meta:print-date>
    <meta:creation-date>2016-10-19T16:22:00</meta:creation-date>
    <dc:date>2016-10-31T16:23:31.045519587</dc:date>
    <dc:language>cs-CZ</dc:language>
    <meta:editing-duration>PT10M23S</meta:editing-duration>
    <meta:generator>LibreOffice/5.0.6.2$Linux_X86_64 LibreOffice_project/00$Build-2</meta:generator>
    <meta:document-statistic meta:table-count="1" meta:image-count="1" meta:object-count="0" meta:page-count="1" meta:paragraph-count="32" meta:word-count="170" meta:character-count="1356" meta:non-whitespace-character-count="1202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